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D0000001F484B1BBCD466B3E21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25cm" fo:min-width="0cm"/>
      <style:paragraph-properties style:writing-mode="lr-tb"/>
    </style:style>
    <style:style style:name="gr4" style:family="graphic" style:parent-style-name="objectwithoutfill">
      <style:graphic-properties svg:stroke-color="#000000" draw:marker-end="Arrowheads_20_1" draw:marker-end-width="0.3cm" draw:fill="none" draw:textarea-vertical-align="middle"/>
    </style:style>
    <style:style style:name="gr5" style:family="graphic" style:parent-style-name="objectwithoutfill">
      <style:graphic-properties svg:stroke-color="#000000" draw:marker-end="Arrowheads_20_2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text-properties fo:font-size="12pt" style:font-size-asian="12pt" style:font-size-complex="12pt"/>
    </style:style>
    <style:style style:name="P3" style:family="paragraph">
      <loext:graphic-properties draw:fill="none" draw:fill-color="#ffffff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loext:graphic-properties draw:fill="none"/>
      <style:paragraph-properties fo:text-align="center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20cm" svg:height="4.99cm" svg:x="4.85cm" svg:y="7.022cm">
          <draw:image xlink:href="Pictures/10000000000007D0000001F484B1BBCD466B3E21.jpg" xlink:type="simple" xlink:show="embed" xlink:actuate="onLoad" draw:mime-type="image/jpeg">
            <text:p/>
          </draw:image>
        </draw:frame>
        <draw:frame draw:style-name="gr2" draw:text-style-name="P2" draw:layer="layout" svg:width="1.442cm" svg:height="2.147cm" svg:x="24.8cm" svg:y="8.4cm">
          <draw:text-box>
            <text:p><text:span text:style-name="T1">V</text:span><text:span text:style-name="T1">c</text:span><text:span text:style-name="T1">c</text:span></text:p>
            <text:p><text:span text:style-name="T1">R</text:span><text:span text:style-name="T1">x</text:span><text:span text:style-name="T1">D</text:span></text:p>
            <text:p><text:span text:style-name="T1">T</text:span><text:span text:style-name="T1">x</text:span><text:span text:style-name="T1">D</text:span></text:p>
            <text:p><text:span text:style-name="T1">G</text:span><text:span text:style-name="T1">N</text:span><text:span text:style-name="T1">D</text:span></text:p>
          </draw:text-box>
        </draw:frame>
        <draw:frame draw:style-name="gr2" draw:text-style-name="P3" draw:layer="layout" svg:width="2.585cm" svg:height="1.361cm" svg:x="26.035cm" svg:y="8.8cm">
          <draw:text-box>
            <text:p text:style-name="P1"><text:span text:style-name="T2">T</text:span><text:span text:style-name="T2">o</text:span><text:span text:style-name="T2"> </text:span><text:span text:style-name="T2">t</text:span><text:span text:style-name="T2">a</text:span><text:span text:style-name="T2">r</text:span><text:span text:style-name="T2">g</text:span><text:span text:style-name="T2">e</text:span><text:span text:style-name="T2">t</text:span></text:p>
            <text:p text:style-name="P1"><text:span text:style-name="T2">b</text:span><text:span text:style-name="T2">o</text:span><text:span text:style-name="T2">a</text:span><text:span text:style-name="T2">r</text:span><text:span text:style-name="T2">d</text:span></text:p>
          </draw:text-box>
        </draw:frame>
        <draw:frame draw:style-name="gr2" draw:text-style-name="P3" draw:layer="layout" svg:width="5.222cm" svg:height="1.361cm" svg:x="16.25cm" svg:y="4.55cm">
          <draw:text-box>
            <text:p text:style-name="P1"><text:span text:style-name="T2">Target board supply</text:span></text:p>
            <text:p text:style-name="P1"><text:span text:style-name="T2">voltage selection</text:span></text:p>
          </draw:text-box>
        </draw:frame>
        <draw:frame draw:style-name="gr3" draw:text-style-name="P2" draw:layer="layout" svg:width="1.378cm" svg:height="1.673cm" svg:x="21.372cm" svg:y="4.377cm">
          <draw:text-box>
            <text:p text:style-name="P1"><text:span text:style-name="T1">5V</text:span></text:p>
            <text:p text:style-name="P1"><text:span text:style-name="T1">|</text:span></text:p>
            <text:p text:style-name="P1"><text:span text:style-name="T1">3.3V</text:span></text:p>
          </draw:text-box>
        </draw:frame>
        <draw:frame draw:style-name="gr2" draw:text-style-name="P3" draw:layer="layout" svg:width="3.558cm" svg:height="1.361cm" svg:x="14.55cm" svg:y="13.25cm">
          <draw:text-box>
            <text:p><text:span text:style-name="T2">Target </text:span><text:span text:style-name="T2">board</text:span></text:p>
            <text:p><text:span text:style-name="T2">manual </text:span><text:span text:style-name="T2">reset</text:span></text:p>
          </draw:text-box>
        </draw:frame>
        <draw:frame draw:style-name="gr2" draw:text-style-name="P3" draw:layer="layout" svg:width="3.461cm" svg:height="0.806cm" svg:x="1.2cm" svg:y="8.95cm">
          <draw:text-box>
            <text:p><text:span text:style-name="T2">To computer</text:span></text:p>
          </draw:text-box>
        </draw:frame>
        <draw:line draw:style-name="gr4" draw:text-style-name="P4" draw:layer="layout" svg:x1="16.25cm" svg:y1="13.25cm" svg:x2="16.25cm" svg:y2="11.5cm">
          <text:p/>
        </draw:line>
        <draw:line draw:style-name="gr5" draw:text-style-name="P4" draw:layer="layout" svg:x1="19.5cm" svg:y1="6cm" svg:x2="19.5cm" svg:y2="7.75cm">
          <text:p/>
        </draw:lin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I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2-08-25T11:09:34.991338266</meta:creation-date>
    <dc:date>2022-08-25T11:25:10.911151966</dc:date>
    <meta:editing-duration>PT3M45S</meta:editing-duration>
    <meta:editing-cycles>1</meta:editing-cycles>
    <meta:document-statistic meta:object-count="9"/>
    <meta:generator>LibreOffice/7.3.3.2$Linux_X86_64 LibreOffice_project/30$Build-2</meta:generator>
  </office:meta>
</office:document-meta>
</file>